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MathematicaCellInput">
      <style:paragraph-properties fo:text-align="center" style:justify-single-word="false" fo:break-before="pag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9017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9017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ab05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e1e8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0036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1067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7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1dd1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4782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5394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56c4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" style:family="paragraph" style:parent-style-name="MathematicaCellInput">
      <style:paragraph-properties fo:text-align="center" style:justify-single-word="false" fo:padding="0.0291in" fo:border-left="none" fo:border-right="none" fo:border-top="none" fo:border-bottom="0.99pt solid #000000" style:shadow="none" style:text-autospace="none" style:join-border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9017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" style:family="text">
      <style:text-properties style:font-name="Calibri" officeooo:rsid="000b4034"/>
    </style:style>
    <style:style style:name="T2" style:family="text">
      <style:text-properties style:font-name="Calibri" officeooo:rsid="0010ff5d"/>
    </style:style>
    <style:style style:name="T3" style:family="text">
      <style:text-properties style:font-name="Calibri" officeooo:rsid="0023f8a2"/>
    </style:style>
    <style:style style:name="T4" style:family="text">
      <style:text-properties style:font-name="Calibri" officeooo:rsid="001f9ab3"/>
    </style:style>
    <style:style style:name="T5" style:family="text">
      <style:text-properties style:font-name="Calibri" officeooo:rsid="0018b3bc"/>
    </style:style>
    <style:style style:name="T6" style:family="text">
      <style:text-properties style:font-name="Calibri" officeooo:rsid="002dcf9f"/>
    </style:style>
    <style:style style:name="T7" style:family="text">
      <style:text-properties style:font-name="Calibri" officeooo:rsid="00100366"/>
    </style:style>
    <style:style style:name="T8" style:family="text">
      <style:text-properties style:font-name="Calibri" officeooo:rsid="00110670"/>
    </style:style>
    <style:style style:name="T9" style:family="text">
      <style:text-properties style:font-name="Calibri" officeooo:rsid="0011dd1c"/>
    </style:style>
    <style:style style:name="T10" style:family="text">
      <style:text-properties style:font-name="Calibri" officeooo:rsid="001342df"/>
    </style:style>
    <style:style style:name="T11" style:family="text">
      <style:text-properties style:font-name="Calibri" officeooo:rsid="00147825"/>
    </style:style>
    <style:style style:name="T12" style:family="text">
      <style:text-properties style:font-name="Calibri" officeooo:rsid="001cca83"/>
    </style:style>
    <style:style style:name="T13" style:family="text">
      <style:text-properties style:font-name="Calibri" officeooo:rsid="00156c4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MathematicaFormatStandardForm"><text:span text:style-name="T1"><draw:frame draw:style-name="fr1" draw:name="Object4" text:anchor-type="as-char" svg:y="-0.2937in" svg:width="2.8626in" svg:height="0.538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4"><text:span text:style-name="MathematicaFormatStandardForm"><text:span text:style-name="T6">function P(n, j, k){ return (n&lt;j) ? 0: 1/k-P(n/j,2,k+1)+P(n,j+1,k);}</text:span></text:span></text:p>
      <text:p text:style-name="P4"><text:span text:style-name="MathematicaFormatStandardForm"><text:span text:style-name="T1"/></text:span></text:p>
      <text:p text:style-name="P4"><text:span text:style-name="MathematicaFormatStandardForm"><text:span text:style-name="T1"><draw:frame draw:style-name="fr1" draw:name="Object5" text:anchor-type="as-char" svg:y="-0.1244in" svg:width="0.5575in" svg:height="0.1752in" draw:z-index="2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MathematicaFormatStandardForm"><text:span text:style-name="T2">computes the</text:span></text:span><text:span text:style-name="MathematicaFormatStandardForm"><text:span text:style-name="T3"> </text:span></text:span><text:a xlink:type="simple" xlink:href="http://mathworld.wolfram.com/RiemannPrimeCountingFunction.html" text:style-name="Internet_20_link" text:visited-style-name="Visited_20_Internet_20_Link"><text:span text:style-name="MathematicaFormatStandardForm"><text:span text:style-name="T4">Riemann's Prime Counting</text:span></text:span></text:a><text:a xlink:type="simple" xlink:href="http://mathworld.wolfram.com/RiemannPrimeCountingFunction.html" text:style-name="Internet_20_link" text:visited-style-name="Visited_20_Internet_20_Link"><text:span text:style-name="MathematicaFormatStandardForm"><text:span text:style-name="T5"> Function</text:span></text:span></text:a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7" text:anchor-type="as-char" svg:y="-0.1984in" svg:width="2.3925in" svg:height="0.3472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6" text:anchor-type="as-char" svg:y="-0.2937in" svg:width="3.3047in" svg:height="0.538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5"><text:span text:style-name="MathematicaFormatStandardForm"><text:span text:style-name="T7">function G(n){ return (n % 2 == 0 || n % 3 == 0 || n % 5 == 0 || n % 7 == 0 ) ? 0:1;}</text:span></text:span></text:p>
      <text:p text:style-name="P6"><text:span text:style-name="MathematicaFormatStandardForm"><text:span text:style-name="T8">function Q(n, j, k){ return (n&lt;j) ? 0: G(j)*(1/k-Q(n/j,2,k+1))+Q(n,j+1,k);}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11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" text:anchor-type="as-char" svg:y="-0.2937in" svg:width="3.2898in" svg:height="0.538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7"><text:span text:style-name="MathematicaFormatStandardForm"><text:span text:style-name="T6">function P(</text:span></text:span><text:span text:style-name="MathematicaFormatStandardForm"><text:span text:style-name="T9">f, </text:span></text:span><text:span text:style-name="MathematicaFormatStandardForm"><text:span text:style-name="T6">n, j, k){ return (n&lt;j) ? 0: </text:span></text:span><text:span text:style-name="MathematicaFormatStandardForm"><text:span text:style-name="T9">f(j)*(</text:span></text:span><text:span text:style-name="MathematicaFormatStandardForm"><text:span text:style-name="T6">1/k-P(</text:span></text:span><text:span text:style-name="MathematicaFormatStandardForm"><text:span text:style-name="T10">f,</text:span></text:span><text:span text:style-name="MathematicaFormatStandardForm"><text:span text:style-name="T6">n/j,2,k+1)</text:span></text:span><text:span text:style-name="MathematicaFormatStandardForm"><text:span text:style-name="T9">)</text:span></text:span><text:span text:style-name="MathematicaFormatStandardForm"><text:span text:style-name="T6">+P(</text:span></text:span><text:span text:style-name="MathematicaFormatStandardForm"><text:span text:style-name="T10">f,</text:span></text:span><text:span text:style-name="MathematicaFormatStandardForm"><text:span text:style-name="T6">n,j+1,k);}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2" text:anchor-type="as-char" svg:y="-0.2937in" svg:width="3.6638in" svg:height="0.538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0"><text:span text:style-name="MathematicaFormatStandardForm"><text:span text:style-name="T7"/></text:span></text:p>
      <text:p text:style-name="P10"><text:span text:style-name="MathematicaFormatStandardForm"><text:span text:style-name="T7">function G(n){ return (n % 2 == 0 || n % 3 == 0 || n % 5 == 0 || n % 7 == 0 ) ? 0:1;}</text:span></text:span></text:p>
      <text:p text:style-name="P8"><text:span text:style-name="MathematicaFormatStandardForm"><text:span text:style-name="T6">function </text:span></text:span><text:span text:style-name="MathematicaFormatStandardForm"><text:span text:style-name="T11">Q</text:span></text:span><text:span text:style-name="MathematicaFormatStandardForm"><text:span text:style-name="T6">(</text:span></text:span><text:span text:style-name="MathematicaFormatStandardForm"><text:span text:style-name="T9">f, </text:span></text:span><text:span text:style-name="MathematicaFormatStandardForm"><text:span text:style-name="T6">n, j, k){ return (n&lt;j) ? 0: </text:span></text:span><text:span text:style-name="MathematicaFormatStandardForm"><text:span text:style-name="T11">G(j)*</text:span></text:span><text:span text:style-name="MathematicaFormatStandardForm"><text:span text:style-name="T9">f(j)*(</text:span></text:span><text:span text:style-name="MathematicaFormatStandardForm"><text:span text:style-name="T6">1/k-</text:span></text:span><text:span text:style-name="MathematicaFormatStandardForm"><text:span text:style-name="T11">Q</text:span></text:span><text:span text:style-name="MathematicaFormatStandardForm"><text:span text:style-name="T6">(</text:span></text:span><text:span text:style-name="MathematicaFormatStandardForm"><text:span text:style-name="T10">f,</text:span></text:span><text:span text:style-name="MathematicaFormatStandardForm"><text:span text:style-name="T6">n/j,2,k+1)</text:span></text:span><text:span text:style-name="MathematicaFormatStandardForm"><text:span text:style-name="T9">)</text:span></text:span><text:span text:style-name="MathematicaFormatStandardForm"><text:span text:style-name="T6">+</text:span></text:span><text:span text:style-name="MathematicaFormatStandardForm"><text:span text:style-name="T11">Q</text:span></text:span><text:span text:style-name="MathematicaFormatStandardForm"><text:span text:style-name="T6">(</text:span></text:span><text:span text:style-name="MathematicaFormatStandardForm"><text:span text:style-name="T10">f,</text:span></text:span><text:span text:style-name="MathematicaFormatStandardForm"><text:span text:style-name="T6">n,j+1,k);}</text:span></text:span></text:p>
      <text:p text:style-name="P8"><text:span text:style-name="MathematicaFormatStandardForm"><text:span text:style-name="T1"/></text:span></text:p>
      <text:p text:style-name="P8"><text:span text:style-name="MathematicaFormatStandardForm"><text:span text:style-name="T1"/></text:span></text:p>
      <text:p text:style-name="P11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9"><text:span text:style-name="MathematicaFormatStandardForm"><text:span text:style-name="T1"><draw:frame draw:style-name="fr1" draw:name="Object10" text:anchor-type="as-char" svg:y="-0.2937in" svg:width="2.7492in" svg:height="0.5382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9"><text:span text:style-name="MathematicaFormatStandardForm"><text:span text:style-name="T12">function L(n,j){ return (n&lt;j) ? 0: Math.log(j) - L(n/j,2) + L(n,j+1);}</text:span></text:span></text:p>
      <text:p text:style-name="P3"><text:span text:style-name="MathematicaFormatStandardForm"><text:span text:style-name="T1"/></text:span></text:p>
      <text:p text:style-name="P9"><text:span text:style-name="MathematicaFormatStandardForm"><text:span text:style-name="T1"><draw:frame draw:style-name="fr1" draw:name="Object3" text:anchor-type="as-char" svg:y="-0.2937in" svg:width="3.2563in" svg:height="0.5382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10"><text:soft-page-break/><text:span text:style-name="MathematicaFormatStandardForm"><text:span text:style-name="T7">function G(n){ return (n % 2 == 0 || n % 3 == 0 || n % 5 == 0 || n % 7 == 0 ) ? 0:1;}</text:span></text:span></text:p>
      <text:p text:style-name="P10"><text:span text:style-name="MathematicaFormatStandardForm"><text:span text:style-name="T12">function </text:span></text:span><text:span text:style-name="MathematicaFormatStandardForm"><text:span text:style-name="T13">M</text:span></text:span><text:span text:style-name="MathematicaFormatStandardForm"><text:span text:style-name="T12">(n,j){ return (n&lt;j) ? 0: </text:span></text:span><text:span text:style-name="MathematicaFormatStandardForm"><text:span text:style-name="T13">G(j)*(</text:span></text:span><text:span text:style-name="MathematicaFormatStandardForm"><text:span text:style-name="T12">Math.log(j) - </text:span></text:span><text:span text:style-name="MathematicaFormatStandardForm"><text:span text:style-name="T13">M</text:span></text:span><text:span text:style-name="MathematicaFormatStandardForm"><text:span text:style-name="T12">(n/j,2)</text:span></text:span><text:span text:style-name="MathematicaFormatStandardForm"><text:span text:style-name="T13">)</text:span></text:span><text:span text:style-name="MathematicaFormatStandardForm"><text:span text:style-name="T12"> + </text:span></text:span><text:span text:style-name="MathematicaFormatStandardForm"><text:span text:style-name="T13">M</text:span></text:span><text:span text:style-name="MathematicaFormatStandardForm"><text:span text:style-name="T12">(n,j+1);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CellInput" style:family="paragraph">
      <style:paragraph-properties fo:text-align="start" style:justify-single-word="false" style:text-autospace="none"/>
      <style:text-properties style:text-outline="false" style:text-line-through-style="none" style:text-line-through-type="none" style:font-name="Times" fo:font-family="Times" style:font-family-generic="roman" fo:font-size="12pt" fo:letter-spacing="normal" fo:font-style="normal" fo:text-shadow="none" style:text-underline-style="none" fo:font-weight="bold" style:font-name-asian="Times" style:font-family-asian="Times" style:font-family-generic-asian="roman" style:font-size-asian="12pt" style:font-style-asian="normal" style:font-weight-asian="bold" style:font-name-complex="Times" style:font-family-complex="Times" style:font-family-generic-complex="roman" style:font-size-complex="12pt" style:font-style-complex="normal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5:06:01.391000000</meta:creation-date>
    <meta:generator>LibreOffice/5.0.0.5$Windows_x86 LibreOffice_project/1b1a90865e348b492231e1c451437d7a15bb262b</meta:generator>
    <dc:date>2015-08-24T10:08:31.277000000</dc:date>
    <meta:editing-duration>PT2H32M15S</meta:editing-duration>
    <meta:editing-cycles>14</meta:editing-cycles>
    <meta:document-statistic meta:table-count="0" meta:image-count="0" meta:object-count="8" meta:page-count="2" meta:paragraph-count="17" meta:word-count="153" meta:character-count="760" meta:non-whitespace-character-count="617"/>
  </office:meta>
</office:document-meta>
</file>

<file path=Object 1/content.xml><?xml version="1.0" encoding="utf-8"?>
<math xmlns="http://www.w3.org/1998/Math/MathML" display="block">
  <semantics>
    <mrow>
      <msub>
        <mi>P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frac>
                        <mn>1</mn>
                        <mi>k</mi>
                      </mfrac>
                      <mo stretchy="false">−</mo>
                      <msub>
                        <mi>P</mi>
                        <mrow>
                          <mi>k</mi>
                          <mo stretchy="false">+</mo>
                          <mn>1</mn>
                        </mrow>
                      </msub>
                    </mrow>
                    <mrow>
                      <mrow>
                        <mo fence="true" stretchy="false">(</mo>
                        <mrow>
                          <mrow>
                            <mfrac>
                              <mi>n</mi>
                              <mi>j</mi>
                            </mfrac>
                            <mi>,</mi>
                            <mn>2</mn>
                          </mrow>
                        </mrow>
                        <mo fence="true" stretchy="false">)</mo>
                      </mrow>
                      <mo stretchy="false">+</mo>
                      <msub>
                        <mi>P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P_k(n,j) = left lbrace
  stack {
    1 over k -P_{k+1}(n over j, 2)+P_k(n,j+1) "    if" n&gt;=j#
    0"                                              if"n&lt;j
  }
right none</annotation>
  </semantics>
</math>
</file>

<file path=Object 2/content.xml><?xml version="1.0" encoding="utf-8"?>
<math xmlns="http://www.w3.org/1998/Math/MathML" display="block">
  <semantics>
    <mrow>
      <msub>
        <mi>Q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G</mi>
                    <mrow>
                      <mrow>
                        <mrow>
                          <mo fence="true" stretchy="false">(</mo>
                          <mrow>
                            <mi>j</mi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row>
                                <mfrac>
                                  <mn>1</mn>
                                  <mi>k</mi>
                                </mfrac>
                                <mo stretchy="false">−</mo>
                                <msub>
                                  <mi>Q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b>
                              </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j</mi>
                                    </mfrac>
                                    <mi>,</mi>
                                    <mn>2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stretchy="false">+</mo>
                      <msub>
                        <mi>Q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Q_k(n,j) = left lbrace
  stack {
    G(j) cdot (1 over k -Q_{k+1}(n over j, 2))+Q_k(n,j+1) "    if" n&gt;=j#
    0"                                                          if"n&lt;j
  }
right none</annotation>
  </semantics>
</math>
</file>

<file path=Object 3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0</mn>
                    <mtext>    if n is divisible by 2,3,5, or 7</mtext>
                  </mrow>
                </mtd>
              </mtr>
              <mtr>
                <mtd>
                  <mrow>
                    <mn>1</mn>
                    <mtext>                                  otherwise</mtext>
                  </mrow>
                </mtd>
              </mtr>
            </mtable>
          </mrow>
        </mrow>
      </mrow>
    </mrow>
    <annotation encoding="StarMath 5.0">G(n) = left lbrace
  stack {
    0 "    if n is divisible by 2,3,5, or 7"#
    1"                                  otherwise"
  }
right none</annotation>
  </semantics>
</math>
</file>

<file path=Object 4/content.xml><?xml version="1.0" encoding="utf-8"?>
<math xmlns="http://www.w3.org/1998/Math/MathML" display="block">
  <semantics>
    <mrow>
      <msub>
        <mi>P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f</mi>
                    <mrow>
                      <mrow>
                        <mrow>
                          <mo fence="true" stretchy="false">(</mo>
                          <mrow>
                            <mi>j</mi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row>
                                <mfrac>
                                  <mn>1</mn>
                                  <mi>k</mi>
                                </mfrac>
                                <mo stretchy="false">−</mo>
                                <msub>
                                  <mi>P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b>
                              </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j</mi>
                                    </mfrac>
                                    <mi>,</mi>
                                    <mn>2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stretchy="false">+</mo>
                      <msub>
                        <mi>P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P_k(n,j) = left lbrace
  stack {
    f(j) cdot (1 over k -P_{k+1}(n over j, 2))+P_k(n,j+1) "    if" n&gt;=j#
    0"                                                           if"n&lt;j
  }
right none</annotation>
  </semantics>
</math>
</file>

<file path=Object 5/content.xml><?xml version="1.0" encoding="utf-8"?>
<math xmlns="http://www.w3.org/1998/Math/MathML" display="block">
  <semantics>
    <mrow>
      <msub>
        <mi>Q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G</mi>
                    <mrow>
                      <mrow>
                        <mo fence="true" stretchy="false">(</mo>
                        <mrow>
                          <mi>f</mi>
                        </mrow>
                        <mo fence="true" stretchy="false">)</mo>
                      </mrow>
                      <mo stretchy="false">⋅</mo>
                      <mi>f</mi>
                    </mrow>
                    <mrow>
                      <mrow>
                        <mrow>
                          <mo fence="true" stretchy="false">(</mo>
                          <mrow>
                            <mi>j</mi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row>
                                <mfrac>
                                  <mn>1</mn>
                                  <mi>k</mi>
                                </mfrac>
                                <mo stretchy="false">−</mo>
                                <msub>
                                  <mi>Q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b>
                              </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j</mi>
                                    </mfrac>
                                    <mi>,</mi>
                                    <mn>2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stretchy="false">+</mo>
                      <msub>
                        <mi>Q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Q_k(n,j) = left lbrace
  stack {
    G(f) cdot f(j) cdot (1 over k -Q_{k+1}(n over j, 2))+Q_k(n,j+1) "    if" n&gt;=j#
    0"                                                                     if"n&lt;j
  }  
right none</annotation>
  </semantics>
</math>
</file>

<file path=Object 6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log</mi>
                    <mrow>
                      <mi>j</mi>
                      <mo stretchy="false">−</mo>
                      <mi>L</mi>
                    </mrow>
                    <mrow>
                      <mrow>
                        <mo fence="true" stretchy="false">(</mo>
                        <mrow>
                          <mrow>
                            <mfrac>
                              <mi>n</mi>
                              <mi>j</mi>
                            </mfrac>
                            <mi>,</mi>
                            <mn>2</mn>
                          </mrow>
                        </mrow>
                        <mo fence="true" stretchy="false">)</mo>
                      </mrow>
                      <mo stretchy="false">+</mo>
                      <mi>L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L(n,j) = left lbrace
  stack {
    log j-L( n over j,2 ) + L(n,j+1) "    if" n&gt;=j#
    0"                                             if"n&lt;j
  }
right none</annotation>
  </semantics>
</math>
</file>

<file path=Object 7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G</mi>
                    <mrow>
                      <mrow>
                        <mo fence="true" stretchy="false">(</mo>
                        <mrow>
                          <mi>j</mi>
                        </mrow>
                        <mo fence="true" stretchy="false">)</mo>
                      </mrow>
                      <mo stretchy="false">⋅</mo>
                      <mi>log</mi>
                    </mrow>
                    <mrow>
                      <mi>j</mi>
                      <mo stretchy="false">−</mo>
                      <mi>M</mi>
                    </mrow>
                    <mrow>
                      <mrow>
                        <mo fence="true" stretchy="false">(</mo>
                        <mrow>
                          <mrow>
                            <mfrac>
                              <mi>n</mi>
                              <mi>j</mi>
                            </mfrac>
                            <mi>,</mi>
                            <mn>2</mn>
                          </mrow>
                        </mrow>
                        <mo fence="true" stretchy="false">)</mo>
                      </mrow>
                      <mo stretchy="false">+</mo>
                      <mi>M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M(n,j) = left lbrace
  stack {
    G(j) cdot log j-M( n over j,2 ) + M(n,j+1) "    if" n&gt;=j#
    0"                                                          if"n&lt;j
  }
right none</annotation>
  </semantics>
</math>
</file>

<file path=Object 8/content.xml><?xml version="1.0" encoding="utf-8"?>
<math xmlns="http://www.w3.org/1998/Math/MathML" display="block">
  <semantics>
    <mrow>
      <msub>
        <mi>P</mi>
        <mn>1</mn>
      </msub>
      <mrow>
        <mo fence="true" stretchy="false">(</mo>
        <mrow>
          <mrow>
            <mi>n</mi>
            <mi>,</mi>
            <mn>2</mn>
          </mrow>
        </mrow>
        <mo fence="true" stretchy="false">)</mo>
      </mrow>
    </mrow>
    <annotation encoding="StarMath 5.0">P_1(n,2)</annotation>
  </semantics>
</math>
</file>